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7cm" fo:min-width="0cm"/>
    </style:style>
    <style:style style:name="P1" style:family="paragraph">
      <style:text-properties fo:font-size="12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65cm" svg:height="0.775cm" draw:transform="skewX (-0.524122374373897) rotate (-3.14159265358979) translate (11.142cm 15.347cm)">
          <text:p/>
          <draw:enhanced-geometry svg:viewBox="0 0 21600 21600" draw:mirror-horizontal="false" draw:mirror-vertical="false" draw:text-areas="?f0 0 ?f2 ?f5" draw:type="down-arrow" draw:modifiers="16338.4615384615 6872.727272727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2:29:30.579354095</meta:creation-date>
    <dc:date>2018-03-09T12:29:49.221534023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